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B29]=MIN([.$B29:.$F29]))" style:apply-style-name="Good" style:base-cell-address="Sheet1.B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ance p01</text:p>
          </table:table-cell>
          <table:table-cell office:value-type="string" calcext:value-type="string">
            <text:p>D=1, pmax=0.01</text:p>
          </table:table-cell>
          <table:table-cell office:value-type="string" calcext:value-type="string">
            <text:p>depotVT End</text:p>
          </table:table-cell>
          <table:table-cell/>
          <table:table-cell office:value-type="string" calcext:value-type="string">
            <text:p>D=1, pmax=0.0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ACONC</text:p>
          </table:table-cell>
          <table:table-cell office:value-type="string" calcext:value-type="string">
            <text:p>heur_og</text:p>
          </table:table-cell>
          <table:table-cell/>
          <table:table-cell office:value-type="string" calcext:value-type="string">
            <text:p>AACONC</text:p>
          </table:table-cell>
          <table:table-cell office:value-type="string" calcext:value-type="string">
            <text:p>heur_og+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.47" calcext:value-type="float">
            <text:p>409.47</text:p>
          </table:table-cell>
          <table:table-cell office:value-type="float" office:value="253.95" calcext:value-type="float">
            <text:p>253.95</text:p>
          </table:table-cell>
          <table:table-cell/>
          <table:table-cell office:value-type="float" office:value="413.37" calcext:value-type="float">
            <text:p>413.37</text:p>
          </table:table-cell>
          <table:table-cell office:value-type="float" office:value="236.41" calcext:value-type="float">
            <text:p>236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1.95" calcext:value-type="float">
            <text:p>471.95</text:p>
          </table:table-cell>
          <table:table-cell office:value-type="float" office:value="296.12" calcext:value-type="float">
            <text:p>296.12</text:p>
          </table:table-cell>
          <table:table-cell/>
          <table:table-cell office:value-type="float" office:value="413.37" calcext:value-type="float">
            <text:p>413.37</text:p>
          </table:table-cell>
          <table:table-cell office:value-type="float" office:value="199.05" calcext:value-type="float">
            <text:p>199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9.84" calcext:value-type="float">
            <text:p>439.84</text:p>
          </table:table-cell>
          <table:table-cell office:value-type="float" office:value="286.79" calcext:value-type="float">
            <text:p>286.79</text:p>
          </table:table-cell>
          <table:table-cell/>
          <table:table-cell office:value-type="float" office:value="414.79" calcext:value-type="float">
            <text:p>414.79</text:p>
          </table:table-cell>
          <table:table-cell office:value-type="float" office:value="210.73" calcext:value-type="float">
            <text:p>210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3.22" calcext:value-type="float">
            <text:p>423.22</text:p>
          </table:table-cell>
          <table:table-cell office:value-type="float" office:value="243.72" calcext:value-type="float">
            <text:p>243.72</text:p>
          </table:table-cell>
          <table:table-cell/>
          <table:table-cell office:value-type="float" office:value="465.76" calcext:value-type="float">
            <text:p>465.76</text:p>
          </table:table-cell>
          <table:table-cell office:value-type="float" office:value="234.72" calcext:value-type="float">
            <text:p>234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3.37" calcext:value-type="float">
            <text:p>413.37</text:p>
          </table:table-cell>
          <table:table-cell office:value-type="float" office:value="231.34" calcext:value-type="float">
            <text:p>231.34</text:p>
          </table:table-cell>
          <table:table-cell/>
          <table:table-cell office:value-type="float" office:value="414.79" calcext:value-type="float">
            <text:p>414.79</text:p>
          </table:table-cell>
          <table:table-cell office:value-type="float" office:value="221.86" calcext:value-type="float">
            <text:p>221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5.59" calcext:value-type="float">
            <text:p>415.59</text:p>
          </table:table-cell>
          <table:table-cell office:value-type="float" office:value="243.72" calcext:value-type="float">
            <text:p>243.72</text:p>
          </table:table-cell>
          <table:table-cell/>
          <table:table-cell office:value-type="float" office:value="436.51" calcext:value-type="float">
            <text:p>436.51</text:p>
          </table:table-cell>
          <table:table-cell office:value-type="float" office:value="213.07" calcext:value-type="float">
            <text:p>213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3.37" calcext:value-type="float">
            <text:p>413.37</text:p>
          </table:table-cell>
          <table:table-cell office:value-type="float" office:value="219.2" calcext:value-type="float">
            <text:p>219.2</text:p>
          </table:table-cell>
          <table:table-cell/>
          <table:table-cell office:value-type="float" office:value="413.37" calcext:value-type="float">
            <text:p>413.37</text:p>
          </table:table-cell>
          <table:table-cell office:value-type="float" office:value="229.92" calcext:value-type="float">
            <text:p>229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3.37" calcext:value-type="float">
            <text:p>413.37</text:p>
          </table:table-cell>
          <table:table-cell office:value-type="float" office:value="231.34" calcext:value-type="float">
            <text:p>231.34</text:p>
          </table:table-cell>
          <table:table-cell/>
          <table:table-cell office:value-type="float" office:value="423.22" calcext:value-type="float">
            <text:p>423.22</text:p>
          </table:table-cell>
          <table:table-cell office:value-type="float" office:value="206.57" calcext:value-type="float">
            <text:p>206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8.88" calcext:value-type="float">
            <text:p>418.88</text:p>
          </table:table-cell>
          <table:table-cell office:value-type="float" office:value="220.48" calcext:value-type="float">
            <text:p>220.48</text:p>
          </table:table-cell>
          <table:table-cell/>
          <table:table-cell office:value-type="float" office:value="444.65" calcext:value-type="float">
            <text:p>444.65</text:p>
          </table:table-cell>
          <table:table-cell office:value-type="float" office:value="248.1" calcext:value-type="float">
            <text:p>248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9.65" calcext:value-type="float">
            <text:p>419.65</text:p>
          </table:table-cell>
          <table:table-cell office:value-type="float" office:value="253.95" calcext:value-type="float">
            <text:p>253.95</text:p>
          </table:table-cell>
          <table:table-cell/>
          <table:table-cell office:value-type="float" office:value="418.88" calcext:value-type="float">
            <text:p>418.88</text:p>
          </table:table-cell>
          <table:table-cell office:value-type="float" office:value="225.41" calcext:value-type="float">
            <text:p>225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9.22" calcext:value-type="float">
            <text:p>419.22</text:p>
          </table:table-cell>
          <table:table-cell office:value-type="float" office:value="249.28" calcext:value-type="float">
            <text:p>249.28</text:p>
          </table:table-cell>
          <table:table-cell/>
          <table:table-cell office:value-type="float" office:value="419.65" calcext:value-type="float">
            <text:p>419.65</text:p>
          </table:table-cell>
          <table:table-cell office:value-type="float" office:value="229.92" calcext:value-type="float">
            <text:p>229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9.75" calcext:value-type="float">
            <text:p>409.75</text:p>
          </table:table-cell>
          <table:table-cell office:value-type="float" office:value="250.6" calcext:value-type="float">
            <text:p>250.6</text:p>
          </table:table-cell>
          <table:table-cell/>
          <table:table-cell office:value-type="float" office:value="424.72" calcext:value-type="float">
            <text:p>424.72</text:p>
          </table:table-cell>
          <table:table-cell office:value-type="float" office:value="243.06" calcext:value-type="float">
            <text:p>243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3.41" calcext:value-type="float">
            <text:p>433.41</text:p>
          </table:table-cell>
          <table:table-cell office:value-type="float" office:value="231.04" calcext:value-type="float">
            <text:p>231.04</text:p>
          </table:table-cell>
          <table:table-cell/>
          <table:table-cell office:value-type="float" office:value="412.02" calcext:value-type="float">
            <text:p>412.02</text:p>
          </table:table-cell>
          <table:table-cell office:value-type="float" office:value="221.33" calcext:value-type="float">
            <text:p>221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0.05" calcext:value-type="float">
            <text:p>480.05</text:p>
          </table:table-cell>
          <table:table-cell office:value-type="float" office:value="341.16" calcext:value-type="float">
            <text:p>341.16</text:p>
          </table:table-cell>
          <table:table-cell/>
          <table:table-cell office:value-type="float" office:value="416.05" calcext:value-type="float">
            <text:p>416.05</text:p>
          </table:table-cell>
          <table:table-cell office:value-type="float" office:value="256.54" calcext:value-type="float">
            <text:p>256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4.19" calcext:value-type="float">
            <text:p>464.19</text:p>
          </table:table-cell>
          <table:table-cell office:value-type="float" office:value="273.72" calcext:value-type="float">
            <text:p>273.72</text:p>
          </table:table-cell>
          <table:table-cell/>
          <table:table-cell office:value-type="float" office:value="413.37" calcext:value-type="float">
            <text:p>413.37</text:p>
          </table:table-cell>
          <table:table-cell office:value-type="float" office:value="247.28" calcext:value-type="float">
            <text:p>247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0.2" calcext:value-type="float">
            <text:p>420.2</text:p>
          </table:table-cell>
          <table:table-cell office:value-type="float" office:value="250.6" calcext:value-type="float">
            <text:p>250.6</text:p>
          </table:table-cell>
          <table:table-cell/>
          <table:table-cell office:value-type="float" office:value="420.86" calcext:value-type="float">
            <text:p>420.86</text:p>
          </table:table-cell>
          <table:table-cell office:value-type="float" office:value="229.92" calcext:value-type="float">
            <text:p>229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3.68" calcext:value-type="float">
            <text:p>483.68</text:p>
          </table:table-cell>
          <table:table-cell office:value-type="float" office:value="310.11" calcext:value-type="float">
            <text:p>310.11</text:p>
          </table:table-cell>
          <table:table-cell/>
          <table:table-cell office:value-type="float" office:value="450.49" calcext:value-type="float">
            <text:p>450.49</text:p>
          </table:table-cell>
          <table:table-cell office:value-type="float" office:value="221.76" calcext:value-type="float">
            <text:p>221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3.37" calcext:value-type="float">
            <text:p>413.37</text:p>
          </table:table-cell>
          <table:table-cell office:value-type="float" office:value="231.04" calcext:value-type="float">
            <text:p>231.04</text:p>
          </table:table-cell>
          <table:table-cell/>
          <table:table-cell office:value-type="float" office:value="420.2" calcext:value-type="float">
            <text:p>420.2</text:p>
          </table:table-cell>
          <table:table-cell office:value-type="float" office:value="229.92" calcext:value-type="float">
            <text:p>229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3.37" calcext:value-type="float">
            <text:p>413.37</text:p>
          </table:table-cell>
          <table:table-cell office:value-type="float" office:value="231.34" calcext:value-type="float">
            <text:p>231.34</text:p>
          </table:table-cell>
          <table:table-cell/>
          <table:table-cell office:value-type="float" office:value="457.1" calcext:value-type="float">
            <text:p>457.1</text:p>
          </table:table-cell>
          <table:table-cell office:value-type="float" office:value="299.48" calcext:value-type="float">
            <text:p>299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2.56" calcext:value-type="float">
            <text:p>442.56</text:p>
          </table:table-cell>
          <table:table-cell office:value-type="float" office:value="250.6" calcext:value-type="float">
            <text:p>250.6</text:p>
          </table:table-cell>
          <table:table-cell/>
          <table:table-cell office:value-type="float" office:value="414.79" calcext:value-type="float">
            <text:p>414.79</text:p>
          </table:table-cell>
          <table:table-cell office:value-type="float" office:value="211.39" calcext:value-type="float">
            <text:p>211.39</text:p>
          </table:table-cell>
        </table:table-row>
        <table:table-row table:style-name="ro1">
          <table:table-cell/>
          <table:table-cell table:formula="of:=AVERAGE([.B3:.B22])" office:value-type="float" office:value="430.9255" calcext:value-type="float">
            <text:p>430.9255</text:p>
          </table:table-cell>
          <table:table-cell table:formula="of:=AVERAGE([.C3:.C22])" office:value-type="float" office:value="255.005" calcext:value-type="float">
            <text:p>255.005</text:p>
          </table:table-cell>
          <table:table-cell/>
          <table:table-cell table:formula="of:=AVERAGE([.E3:.E22])" office:value-type="float" office:value="425.398" calcext:value-type="float">
            <text:p>425.398</text:p>
          </table:table-cell>
          <table:table-cell table:formula="of:=AVERAGE([.F3:.F22])" office:value-type="float" office:value="230.822" calcext:value-type="float">
            <text:p>230.82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Instance p01</text:p>
          </table:table-cell>
          <table:table-cell office:value-type="string" calcext:value-type="string">
            <text:p>D=1, pmax=0.01</text:p>
          </table:table-cell>
          <table:table-cell office:value-type="string" calcext:value-type="string">
            <text:p>depotVT 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ACONC</text:p>
          </table:table-cell>
          <table:table-cell office:value-type="string" calcext:value-type="string">
            <text:p>heur_og</text:p>
          </table:table-cell>
          <table:table-cell office:value-type="string" calcext:value-type="string">
            <text:p>heur_og + stand</text:p>
          </table:table-cell>
          <table:table-cell office:value-type="string" calcext:value-type="string">
            <text:p>heuristic_v1</text:p>
          </table:table-cell>
          <table:table-cell office:value-type="string" calcext:value-type="string">
            <text:p>V1 + 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54.26" calcext:value-type="float">
            <text:p>454.26</text:p>
          </table:table-cell>
          <table:table-cell table:style-name="ce1" office:value-type="float" office:value="231.04" calcext:value-type="float">
            <text:p>231.04</text:p>
          </table:table-cell>
          <table:table-cell table:style-name="ce1" office:value-type="float" office:value="235.77" calcext:value-type="float">
            <text:p>235.77</text:p>
          </table:table-cell>
          <table:table-cell table:style-name="ce1" office:value-type="float" office:value="274.23" calcext:value-type="float">
            <text:p>274.23</text:p>
          </table:table-cell>
          <table:table-cell table:style-name="ce1" office:value-type="float" office:value="260.86" calcext:value-type="float">
            <text:p>260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421.52" calcext:value-type="float">
            <text:p>421.52</text:p>
          </table:table-cell>
          <table:table-cell table:style-name="ce1" office:value-type="float" office:value="202.48" calcext:value-type="float">
            <text:p>202.48</text:p>
          </table:table-cell>
          <table:table-cell table:style-name="ce1" office:value-type="float" office:value="199.05" calcext:value-type="float">
            <text:p>199.05</text:p>
          </table:table-cell>
          <table:table-cell table:style-name="ce1" office:value-type="float" office:value="208.26" calcext:value-type="float">
            <text:p>208.26</text:p>
          </table:table-cell>
          <table:table-cell table:style-name="ce1" office:value-type="float" office:value="230.11" calcext:value-type="float">
            <text:p>230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61.38" calcext:value-type="float">
            <text:p>461.38</text:p>
          </table:table-cell>
          <table:table-cell table:style-name="ce1" office:value-type="float" office:value="259.19" calcext:value-type="float">
            <text:p>259.19</text:p>
          </table:table-cell>
          <table:table-cell table:style-name="ce1" office:value-type="float" office:value="229.22" calcext:value-type="float">
            <text:p>229.22</text:p>
          </table:table-cell>
          <table:table-cell table:style-name="ce1" office:value-type="float" office:value="235.13" calcext:value-type="float">
            <text:p>235.13</text:p>
          </table:table-cell>
          <table:table-cell table:style-name="ce1" office:value-type="float" office:value="237.06" calcext:value-type="float">
            <text:p>237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15.59" calcext:value-type="float">
            <text:p>415.59</text:p>
          </table:table-cell>
          <table:table-cell table:style-name="ce1" office:value-type="float" office:value="243.72" calcext:value-type="float">
            <text:p>243.72</text:p>
          </table:table-cell>
          <table:table-cell table:style-name="ce1" office:value-type="float" office:value="226.8" calcext:value-type="float">
            <text:p>226.8</text:p>
          </table:table-cell>
          <table:table-cell table:style-name="ce1" office:value-type="float" office:value="222.78" calcext:value-type="float">
            <text:p>222.78</text:p>
          </table:table-cell>
          <table:table-cell table:style-name="ce1" office:value-type="float" office:value="223.2" calcext:value-type="float">
            <text:p>223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454.85" calcext:value-type="float">
            <text:p>454.85</text:p>
          </table:table-cell>
          <table:table-cell table:style-name="ce1" office:value-type="float" office:value="241.33" calcext:value-type="float">
            <text:p>241.33</text:p>
          </table:table-cell>
          <table:table-cell table:style-name="ce1" office:value-type="float" office:value="263.44" calcext:value-type="float">
            <text:p>263.44</text:p>
          </table:table-cell>
          <table:table-cell table:style-name="ce1" office:value-type="float" office:value="233.02" calcext:value-type="float">
            <text:p>233.02</text:p>
          </table:table-cell>
          <table:table-cell table:style-name="ce1" office:value-type="float" office:value="258.32" calcext:value-type="float">
            <text:p>258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12.02" calcext:value-type="float">
            <text:p>412.02</text:p>
          </table:table-cell>
          <table:table-cell table:style-name="ce1" office:value-type="float" office:value="253.95" calcext:value-type="float">
            <text:p>253.95</text:p>
          </table:table-cell>
          <table:table-cell table:style-name="ce1" office:value-type="float" office:value="209.95" calcext:value-type="float">
            <text:p>209.95</text:p>
          </table:table-cell>
          <table:table-cell table:style-name="ce1" office:value-type="float" office:value="209.28" calcext:value-type="float">
            <text:p>209.28</text:p>
          </table:table-cell>
          <table:table-cell table:style-name="ce1" office:value-type="float" office:value="204.07" calcext:value-type="float">
            <text:p>204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483.33" calcext:value-type="float">
            <text:p>483.33</text:p>
          </table:table-cell>
          <table:table-cell table:style-name="ce1" office:value-type="float" office:value="309.91" calcext:value-type="float">
            <text:p>309.91</text:p>
          </table:table-cell>
          <table:table-cell table:style-name="ce1" office:value-type="float" office:value="287.36" calcext:value-type="float">
            <text:p>287.36</text:p>
          </table:table-cell>
          <table:table-cell table:style-name="ce1" office:value-type="float" office:value="263.13" calcext:value-type="float">
            <text:p>263.13</text:p>
          </table:table-cell>
          <table:table-cell table:style-name="ce1" office:value-type="float" office:value="261.45" calcext:value-type="float">
            <text:p>261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414.79" calcext:value-type="float">
            <text:p>414.79</text:p>
          </table:table-cell>
          <table:table-cell table:style-name="ce1" office:value-type="float" office:value="250.6" calcext:value-type="float">
            <text:p>250.6</text:p>
          </table:table-cell>
          <table:table-cell table:style-name="ce1" office:value-type="float" office:value="214.76" calcext:value-type="float">
            <text:p>214.76</text:p>
          </table:table-cell>
          <table:table-cell table:style-name="ce1" office:value-type="float" office:value="208.78" calcext:value-type="float">
            <text:p>208.78</text:p>
          </table:table-cell>
          <table:table-cell table:style-name="ce1" office:value-type="float" office:value="226.34" calcext:value-type="float">
            <text:p>226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412.02" calcext:value-type="float">
            <text:p>412.02</text:p>
          </table:table-cell>
          <table:table-cell table:style-name="ce1" office:value-type="float" office:value="253.95" calcext:value-type="float">
            <text:p>253.95</text:p>
          </table:table-cell>
          <table:table-cell table:style-name="ce1" office:value-type="float" office:value="229.92" calcext:value-type="float">
            <text:p>229.92</text:p>
          </table:table-cell>
          <table:table-cell table:style-name="ce1" office:value-type="float" office:value="209.28" calcext:value-type="float">
            <text:p>209.28</text:p>
          </table:table-cell>
          <table:table-cell table:style-name="ce1" office:value-type="float" office:value="229.92" calcext:value-type="float">
            <text:p>229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09.47" calcext:value-type="float">
            <text:p>409.47</text:p>
          </table:table-cell>
          <table:table-cell table:style-name="ce1" office:value-type="float" office:value="253.95" calcext:value-type="float">
            <text:p>253.95</text:p>
          </table:table-cell>
          <table:table-cell table:style-name="ce1" office:value-type="float" office:value="229.92" calcext:value-type="float">
            <text:p>229.92</text:p>
          </table:table-cell>
          <table:table-cell table:style-name="ce1" office:value-type="float" office:value="234.79" calcext:value-type="float">
            <text:p>234.79</text:p>
          </table:table-cell>
          <table:table-cell table:style-name="ce1" office:value-type="float" office:value="230.74" calcext:value-type="float">
            <text:p>230.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9:.B38])" office:value-type="float" office:value="433.923" calcext:value-type="float">
            <text:p>433.923</text:p>
          </table:table-cell>
          <table:table-cell table:formula="of:=AVERAGE([.C29:.C38])" office:value-type="float" office:value="250.012" calcext:value-type="float">
            <text:p>250.012</text:p>
          </table:table-cell>
          <table:table-cell table:formula="of:=AVERAGE([.D29:.D38])" office:value-type="float" office:value="232.619" calcext:value-type="float">
            <text:p>232.619</text:p>
          </table:table-cell>
          <table:table-cell table:formula="of:=AVERAGE([.E29:.E38])" office:value-type="float" office:value="229.868" calcext:value-type="float">
            <text:p>229.868</text:p>
          </table:table-cell>
          <table:table-cell table:formula="of:=AVERAGE([.F29:.F38])" office:value-type="float" office:value="236.207" calcext:value-type="float">
            <text:p>236.207</text:p>
          </table:table-cell>
        </table:table-row>
        <calcext:conditional-formats>
          <calcext:conditional-format calcext:target-range-address="Sheet1.B29:Sheet1.F38">
            <calcext:condition calcext:apply-style-name="Good" calcext:value="formula-is([.B29]=MIN([.$B29:.$F29]))" calcext:base-cell-address="Sheet1.B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7:59:49.594588635</meta:creation-date>
    <meta:generator>LibreOffice/7.6.6.3$Linux_X86_64 LibreOffice_project/60$Build-3</meta:generator>
    <dc:date>2024-04-29T19:53:32.716828452</dc:date>
    <meta:editing-duration>PT1H52M25S</meta:editing-duration>
    <meta:editing-cycles>164</meta:editing-cycles>
    <meta:document-statistic meta:table-count="1" meta:cell-count="188" meta:object-count="0"/>
  </office:meta>
</office:document-meta>
</file>